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end"/>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indent="0.5625in"/>
    </style:style>
    <style:style style:name="P6" style:parent-style-name="Standard" style:family="paragraph">
      <style:paragraph-properties fo:text-indent="0.5625in"/>
    </style:style>
    <style:style style:name="P7" style:parent-style-name="Standard" style:family="paragraph">
      <style:paragraph-properties fo:text-indent="0.5625in"/>
    </style:style>
    <style:style style:name="P8" style:parent-style-name="Standard" style:family="paragraph">
      <style:paragraph-properties fo:text-indent="0.5625in"/>
    </style:style>
    <style:style style:name="P9" style:parent-style-name="Standard" style:family="paragraph">
      <style:paragraph-properties fo:text-indent="0.5625in"/>
    </style:style>
    <style:style style:name="P10" style:parent-style-name="Standard" style:family="paragraph">
      <style:paragraph-properties fo:text-indent="0.5625in"/>
    </style:style>
    <style:style style:name="P11" style:parent-style-name="Standard" style:family="paragraph">
      <style:paragraph-properties fo:text-indent="0.5625in"/>
    </style:style>
    <style:style style:name="P12" style:parent-style-name="Standard" style:family="paragraph">
      <style:paragraph-properties fo:text-indent="0.5625in"/>
    </style:style>
    <style:style style:name="P13" style:parent-style-name="Standard" style:family="paragraph">
      <style:paragraph-properties fo:text-indent="0.5625in"/>
    </style:style>
    <style:style style:name="P14" style:parent-style-name="Standard" style:family="paragraph">
      <style:paragraph-properties fo:text-indent="0.5625in"/>
    </style:style>
    <style:style style:name="P15" style:parent-style-name="Standard" style:family="paragraph">
      <style:paragraph-properties fo:text-indent="0.5625in"/>
    </style:style>
  </office:automatic-styles>
  <office:body>
    <office:text text:use-soft-page-breaks="true">
      <text:p text:style-name="P1">Garrett Fleischer</text:p>
      <text:p text:style-name="P2">Jose Moreno</text:p>
      <text:p text:style-name="P3">Eiffel Report</text:p>
      <text:p text:style-name="P4"/>
      <text:p text:style-name="P5">Eiffel had it’s initial release in 1986. It was developed by Eiffel Software, designed by Bertrand Meyer, with the intention of creating language based support for secure and maintainable code. It currently<text:s/>includes several implementations including: EiffelStudio, EiffelEnvision, LibertyEiffel, and Visual Eiffel. EiffelStudio is available as open source or commercially licensed IDE. Eiffel Vision is a plugin that provides Eiffel support for Visual Studio.</text:p>
      <text:p text:style-name="P6"/>
      <text:p text:style-name="P7">Since Eiffel is intended for heavy use in OOP paradigm our project was chosen to take advantage of polymorphism and the networking libraries provided by the Eiffel. To this end we are making a multi-player roguelike game called Salvos Aptissimum. While Eiffel<text:s/>is statically, and strongly typed the fact that it is object oriented allows us to use Polymorphism extensively to deal with multiple data representations.</text:p>
      <text:p text:style-name="P8"/>
      <text:p text:style-name="P9">Eiffel is a compiled language, and actually leans heavily on the compiler for its runtime efficiency. The goals of the language are long term maintainability and security of the codebase, and discards optimization as part of the coding practice. Instead it falls on the compiler to optimize code written in Eiffel. In terms of efficiency it focuses on the<text:s/>long term maintainability of the code rather than the short term writeability of a program. To this end Eiffel uses the uniform access principle which simply states that classes should have uniform access to functions and to data members. The goal being that the person working with that class should not be worried about whether their request is being calculated or simply pulled from memory. Where Eiffel focus most heavily is in security. It includes garbage cleanup, null safety checks, implements assertions, post and pre-condition checking, and allows the creator of a class/interface to specify requirements for a class that must be followed by its descendants.<text:s/></text:p>
      <text:p text:style-name="P10"/>
      <text:p text:style-name="P11">Bertrand Meyer is often credited with the term open/closed principle. So it is not surprising that<text:s/>Eiffel feels a lot like a forefather to Java. Like Java it is almost exclusively written in classes, with even it’s base data types like INTEGERS are a class type. As such all types are defined and you can actually see many of their implementations inside<text:s/>of EiffelStudio. One of the more interesting features of Eiffel is that feature access can be assigned very specifically. It is possible to designate specific classes that are allowed access to the components of the class. For example it would be possible<text:s/>to<text:s/>create a class FOOD which only<text:s/>RABBIT could call a function that affects<text:s/>the class, without having RABBIT inherit from or be related to FOOD. Access can be explicitly defined by listing classes, tagged as (NONE} effectively making access private, or tagged as {ANY} effectively making access to that feature public. It differs from java in that operator overloading is allowed, but name overloading is not. If there are multiple functions of the same name in a class due to inheritance then the function must<text:s/>be renamed in order to eliminate ambiguity.</text:p>
      <text:p text:style-name="P12"/>
      <text:p text:style-name="P13">Arrays start at index 1.<text:s/></text:p>
      <text:p text:style-name="P14">Concurrency suffers same problems as C.</text:p>
      <text:soft-page-break/>
      <text:p text:style-name="P15">Agents allow you to pass functions similar to Delegates in 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paragraph-properties fo:keep-with-next="always" fo:keep-together="always" fo:margin-bottom="0.2222in"/>
      <style:text-properties fo:color="#666666" fo:font-size="15pt" style:font-size-asian="15pt" style:font-size-complex="1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Garrett Fleischer</dc:creator>
    <meta:creation-date>2016-05-31T16:40:00Z</meta:creation-date>
    <dc:date>2016-05-31T16:52:00Z</dc:date>
    <meta:template xlink:href="Normal.dotm" xlink:type="simple"/>
    <meta:editing-cycles>4</meta:editing-cycles>
    <meta:editing-duration>PT720S</meta:editing-duration>
    <meta:document-statistic meta:page-count="2" meta:paragraph-count="6" meta:word-count="484" meta:character-count="3241" meta:row-count="23" meta:non-whitespace-character-count="2763"/>
  </office:meta>
</office:document-meta>
</file>